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5.8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47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3" table:default-cell-style-name="Default"/>
        <table:table-row table:style-name="ro1">
          <table:table-cell table:style-name="ce1" office:value-type="string" calcext:value-type="string">
            <text:p>TES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table:style-name="ce1" office:value-type="string" calcext:value-type="string">
            <text:p>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initial_cmds_as_available_cmd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should_change_available_cmds_if_state_change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EmptyLan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available_cmds_after_roll_to_emptyland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w gamemap place and so on</text:p>
          </table:table-cell>
        </table:table-row>
        <table:table-row table:style-name="ro1">
          <table:table-cell office:value-type="string" calcext:value-type="string">
            <text:p>should_change_money_and_add_land_and_change_land_owner_after_have_enough_money_to_sayYes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ock junit 冲突？？？</text:p>
          </table:table-cell>
        </table:table-row>
        <table:table-row table:style-name="ro1">
          <table:table-cell office:value-type="string" calcext:value-type="string">
            <text:p>should_not_change_when_no_enough_money_to_sayY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change_available_cmds_after_say_yes_or_no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ption.empty instead of null</text:p>
          </table:table-cell>
        </table:table-row>
        <table:table-row table:style-name="ro1">
          <table:table-cell office:value-type="string" calcext:value-type="string">
            <text:p>should_not_change_available_cmds_after_wrong_cmd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OwnLan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available_cmds_after_roll_to_ownland</text:p>
          </table:table-cell>
          <table:table-cell table:number-columns-repeated="2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hould_change_money_and_change_land_level_after_have_enough_money_and_land_level_to_sayYes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hould_not_change_when_no_enough_money_to_sayY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not_change_when_land_level_is_maxlevel_to_sayY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change_available_cmds_after_say_yes_or_n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not_change_available_cmds_after_wrong_cm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GiftRoom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available_cmds_after_roll_to_giftroom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change_money_when_chose_one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ould_change_point_when_chose_tw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hould_get_god_when_chose_thre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hould_change_available_cmds_after_chose_or_wrong_cm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OthersLan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otherslan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change_my_money_and_others_money_when_have_enough_money_to_pay_bill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hould_gameover_when_no_enough_money_to_pay_bill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StartingPoint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startingpoint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MagicRoom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magicroo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Hospital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hospit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Prison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pris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change_prison_days_when_roll_to_prison</text:p>
          </table:table-cell>
          <table:table-cell table:number-columns-repeated="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Mine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min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gain_point_when_roll_to_min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ToolRoom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toolroom_and_no_enough_poin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return_available_cmds_after_roll_to_toolroom_and_have_enough_point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should_change_point_and_toolsnum_when_have_enough_point_to_chose_one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should_change_point_and_toolsnum_when_have_enough_point_to_chose_two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change_point_and_toolsnum_when_have_enough_point_to_chose_thre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not_change_when_no_enough_point_or_space_to_buy</text:p>
          </table:table-cell>
          <table:table-cell table:number-columns-repeated="2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ould_not_change_available_cmds_after_chose_or_wrong_cm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change_available_cmds_after_chose_exit_cmd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string" calcext:value-type="string">
            <text:p>Block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block_cmd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hould_change_toolsnum_and_landstatus_after_block_success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should_not_change_when_no_tool_to_us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not_change_when_player_or_tool_on_the_targe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hould_not_change_when_target_faraway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office:value-type="string" calcext:value-type="string">
            <text:p>Bomb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bomb_cmd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hould_change_toolsnum_and_landstatus_after_bomb_succes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no_tool_to_user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player_or_tool_on_the_target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target_faraway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obot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bot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toolsnum_and_mapstatus_after_robot_succes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no_tool_to_us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ll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sell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landnum_and_landowner_and_landlevel_and_money_after_sell_succes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no_land_to_sell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llTool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selltool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toolsnum_and_point_after_selltool_succes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no_tool_to_sell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Query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query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elp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help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ich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change_available_cmds_after_rich_cm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available_cmds_after_initial_money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available_cmds_after_initial_player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ameMap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land_when_get_by_position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stop_when_encounter_block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goto_hospital_when_encounter_bomb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formula="of:=SUM([.B2:.B84])" office:value-type="float" office:value="303" calcext:value-type="float">
            <text:p>303</text:p>
          </table:table-cell>
          <table:table-cell table:formula="of:=SUM([.C2:.C84])" office:value-type="float" office:value="245" calcext:value-type="float">
            <text:p>245</text:p>
          </table:table-cell>
          <table:table-cell/>
        </table:table-row>
        <table:table-row table:style-name="ro1" table:number-rows-repeated="5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7">00/00/0000</text:date>, <text:time style:data-style-name="N2" text:time-value="22:07:50.03832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5T15:32:55.837827000</meta:creation-date>
    <meta:generator>LibreOffice/5.1.4.2$MacOSX_X86_64 LibreOffice_project/a2b79effd678115174773cc8f9c66d2b5833e18c</meta:generator>
    <dc:date>2016-11-27T15:04:40.430160000</dc:date>
    <meta:editing-duration>PT6H53M21S</meta:editing-duration>
    <meta:editing-cycles>46</meta:editing-cycles>
    <meta:document-statistic meta:table-count="1" meta:cell-count="197" meta:object-count="0"/>
  </office:meta>
</office:document-meta>
</file>